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02T11:36:36</dc:date>
    <dc:creator>tokai </dc:creator>
    <meta:editing-duration>PT2M17S</meta:editing-duration>
    <meta:editing-cycles>14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interval-major="0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96492859249504">
                <text:p>0.996492859249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85996037070505">
                <text:p>0.985996037070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944376370237481">
                <text:p>0.944376370237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8329212407101">
                <text:p>0.8329212407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78369345732584">
                <text:p>0.783693457325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604599114862375">
                <text:p>0.604599114862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463296035119862">
                <text:p>0.463296035119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387515586452103">
                <text:p>0.3875155864521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228350870110656">
                <text:p>0.228350870110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146083028562411">
                <text:p>0.1460830285624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0627905195293136">
                <text:p>0.0627905195293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0209424198833564">
                <text:p>-0.02094241988335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104528463267653">
                <text:p>-0.104528463267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268919820615266">
                <text:p>-0.2689198206152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348572047321815">
                <text:p>-0.348572047321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570713567684432">
                <text:p>-0.5707135676844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699663340513365">
                <text:p>-0.699663340513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756995055651756">
                <text:p>-0.7569950556517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855364260160507">
                <text:p>-0.8553642601605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895711760239413">
                <text:p>-0.8957117602394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957319497532067">
                <text:p>-0.9573194975320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999122830098858">
                <text:p>-0.9991228300988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999122830098858">
                <text:p>-0.9991228300988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957319497532068">
                <text:p>-0.9573194975320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895711760239413">
                <text:p>-0.8957117602394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855364260160507">
                <text:p>-0.8553642601605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756995055651757">
                <text:p>-0.7569950556517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699663340513365">
                <text:p>-0.6996633405133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570713567684432">
                <text:p>-0.5707135676844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348572047321815">
                <text:p>-0.3485720473218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268919820615266">
                <text:p>-0.2689198206152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104528463267653">
                <text:p>-0.1045284632676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0209424198833568">
                <text:p>-0.02094241988335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0627905195293128">
                <text:p>0.0627905195293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146083028562411">
                <text:p>0.1460830285624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228350870110655">
                <text:p>0.2283508701106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387515586452102">
                <text:p>0.3875155864521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463296035119861">
                <text:p>0.4632960351198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604599114862374">
                <text:p>0.6045991148623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78369345732584">
                <text:p>0.783693457325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832921240710099">
                <text:p>0.8329212407100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944376370237481">
                <text:p>0.9443763702374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985996037070505">
                <text:p>0.9859960370705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996492859249504">
                <text:p>0.9964928592495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996492859249504">
                <text:p>0.996492859249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985996037070505">
                <text:p>0.9859960370705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944376370237482">
                <text:p>0.9443763702374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832921240710099">
                <text:p>0.8329212407100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78369345732584">
                <text:p>0.783693457325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669130606358859">
                <text:p>0.6691306063588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604599114862376">
                <text:p>0.6045991148623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463296035119862">
                <text:p>0.4632960351198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387515586452103">
                <text:p>0.3875155864521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228350870110656">
                <text:p>0.228350870110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146083028562414">
                <text:p>0.1460830285624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0209424198833553">
                <text:p>-0.02094241988335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104528463267654">
                <text:p>-0.1045284632676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268919820615264">
                <text:p>-0.2689198206152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348572047321814">
                <text:p>-0.3485720473218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0.499999999999999">
                <text:p>-0.499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